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officeooo:paragraph-rsid="0007de6e"/>
    </style:style>
    <style:style style:name="P3" style:family="paragraph" style:parent-style-name="Standard">
      <style:paragraph-properties fo:text-align="justify" style:justify-single-word="false"/>
      <style:text-properties officeooo:paragraph-rsid="0008c6b3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officeooo:paragraph-rsid="0008c6b3" style:font-size-asian="10.5pt" style:font-size-complex="10.5pt"/>
    </style:style>
    <style:style style:name="P6" style:family="paragraph" style:parent-style-name="Standard">
      <style:text-properties fo:font-size="12pt" officeooo:rsid="0008c6b3" officeooo:paragraph-rsid="0008c6b3" style:font-size-asian="12pt" style:font-size-complex="12pt"/>
    </style:style>
    <style:style style:name="P7" style:family="paragraph" style:parent-style-name="Standard">
      <style:paragraph-properties fo:margin-left="1.111cm" fo:margin-right="0cm" fo:text-indent="0cm" style:auto-text-indent="false"/>
    </style:style>
    <style:style style:name="P8" style:family="paragraph" style:parent-style-name="Standard">
      <style:paragraph-properties fo:margin-left="1.111cm" fo:margin-right="0cm" style:line-height-at-least="0.503cm" fo:text-indent="0cm" style:auto-text-indent="false"/>
      <style:text-properties fo:color="#cccccc" style:font-name="Droid Sans Mono" fo:font-size="10.5pt" fo:font-weight="normal" fo:background-color="#1f1f1f"/>
    </style:style>
    <style:style style:name="P9" style:family="paragraph" style:parent-style-name="Standard">
      <style:paragraph-properties fo:margin-left="1.111cm" fo:margin-right="0cm" fo:text-indent="0cm" style:auto-text-indent="false"/>
      <style:text-properties officeooo:rsid="0008c6b3" officeooo:paragraph-rsid="0008c6b3"/>
    </style:style>
    <style:style style:name="P10" style:family="paragraph" style:parent-style-name="Standard">
      <style:text-properties fo:font-size="10.5pt" officeooo:rsid="0008c6b3" officeooo:paragraph-rsid="0008c6b3" style:font-size-asian="10.5pt" style:font-size-complex="10.5pt"/>
    </style:style>
    <style:style style:name="P11" style:family="paragraph" style:parent-style-name="Standard">
      <style:text-properties fo:font-size="10.5pt" officeooo:rsid="000904ab" officeooo:paragraph-rsid="000904ab" style:font-size-asian="10.5pt" style:font-size-complex="10.5pt"/>
    </style:style>
    <style:style style:name="P12" style:family="paragraph" style:parent-style-name="Standard">
      <style:text-properties fo:font-size="10.5pt" officeooo:rsid="000b3d9c" officeooo:paragraph-rsid="000b3d9c" style:font-size-asian="10.5pt" style:font-size-complex="10.5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font-size="14pt" officeooo:rsid="000e9fd4" officeooo:paragraph-rsid="000e9fd4" style:font-size-asian="14pt" style:font-size-complex="14pt"/>
    </style:style>
    <style:style style:name="P15" style:family="paragraph" style:parent-style-name="Standard">
      <style:text-properties fo:font-size="14pt" officeooo:paragraph-rsid="0013ea82" style:font-size-asian="14pt" style:font-size-complex="14pt"/>
    </style:style>
    <style:style style:name="P16" style:family="paragraph" style:parent-style-name="Standard">
      <style:text-properties fo:font-size="14pt" officeooo:paragraph-rsid="001084b3"/>
    </style:style>
    <style:style style:name="T1" style:family="text">
      <style:text-properties fo:color="#569cd6"/>
    </style:style>
    <style:style style:name="T2" style:family="text">
      <style:text-properties fo:color="#b5cea8"/>
    </style:style>
    <style:style style:name="T3" style:family="text">
      <style:text-properties officeooo:rsid="0008c6b3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b3d9c" style:font-size-asian="10.5pt" style:font-size-complex="10.5pt"/>
    </style:style>
    <style:style style:name="T6" style:family="text">
      <style:text-properties fo:font-size="10.5pt" officeooo:rsid="000ed1d3" style:font-size-asian="10.5pt" style:font-size-complex="10.5pt"/>
    </style:style>
    <style:style style:name="T7" style:family="text">
      <style:text-properties fo:font-size="10.5pt" officeooo:rsid="001084b3" style:font-size-asian="10.5pt" style:font-size-complex="10.5pt"/>
    </style:style>
    <style:style style:name="T8" style:family="text">
      <style:text-properties fo:font-size="10.5pt" fo:font-style="italic" style:font-size-asian="10.5pt" style:font-style-asian="italic" style:font-size-complex="10.5pt" style:font-style-complex="italic"/>
    </style:style>
    <style:style style:name="T9" style:family="text">
      <style:text-properties style:font-size-asian="14pt" style:font-size-complex="14pt"/>
    </style:style>
    <style:style style:name="T10" style:family="text">
      <style:text-properties officeooo:rsid="0013ea82"/>
    </style:style>
    <style:style style:name="T11" style:family="text">
      <style:text-properties officeooo:rsid="00142e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、打点建图</text:p>
      <text:p text:style-name="P2"><text:s text:c="8"/>驾驶底盘到所需路径点，打开RTK（./start_rtk0.sh或者./start_rtk1.sh）监听经纬度记录。</text:p>
      <text:p text:style-name="P3">监听rtk的话题是 /fix，待信息稳定后记录经纬度，记录在：</text:p>
      <text:p text:style-name="P3">/Shandong_project/navi_eskf/src/eskf_navi/config/mapping/topology_map.yaml</text:p>
      <text:p text:style-name="Standard"/>
      <text:p text:style-name="P8">- <text:span text:style-name="T1">id</text:span>: <text:span text:style-name="T2">0</text:span></text:p>
      <text:p text:style-name="P8"><text:span text:style-name="T1">lat</text:span>: <text:span text:style-name="T2">35.5734873005</text:span></text:p>
      <text:p text:style-name="P8"><text:span text:style-name="T1">lon</text:span>: <text:span text:style-name="T2">116.77623818166667</text:span></text:p>
      <text:p text:style-name="P8"><text:span text:style-name="T1">safety_radius</text:span>: <text:span text:style-name="T2">1</text:span></text:p>
      <text:p text:style-name="P8">- <text:span text:style-name="T1">id</text:span>: <text:span text:style-name="T2">1</text:span></text:p>
      <text:p text:style-name="P8"><text:span text:style-name="T1">lat</text:span>: <text:span text:style-name="T2">35.573413374666664</text:span></text:p>
      <text:p text:style-name="P8"><text:span text:style-name="T1">lon</text:span>: <text:span text:style-name="T2">116.776232619</text:span></text:p>
      <text:p text:style-name="P8"><text:span text:style-name="T1">safety_radius</text:span>: <text:span text:style-name="T2">1</text:span></text:p>
      <text:p text:style-name="P7"/>
      <text:p text:style-name="Standard">同样记录拓扑边</text:p>
      <text:p text:style-name="P8"><text:span text:style-name="T1">edges</text:span>:</text:p>
      <text:p text:style-name="P8">- [<text:span text:style-name="T2">0</text:span>, <text:span text:style-name="T2">1</text:span>, <text:span text:style-name="T2">2</text:span>]</text:p>
      <text:p text:style-name="P8">- [<text:span text:style-name="T2">1</text:span>, <text:span text:style-name="T2">2</text:span>, <text:span text:style-name="T2">2</text:span>]</text:p>
      <text:p text:style-name="P8">- [<text:span text:style-name="T2">2</text:span>, <text:span text:style-name="T2">3</text:span>, <text:span text:style-name="T2">2</text:span>]</text:p>
      <text:p text:style-name="P8">- [<text:span text:style-name="T2">0</text:span>, <text:span text:style-name="T2">4</text:span>, <text:span text:style-name="T2">2</text:span>]</text:p>
      <text:p text:style-name="P8">- [<text:span text:style-name="T2">4</text:span>, <text:span text:style-name="T2">5</text:span>, <text:span text:style-name="T2">2</text:span>]</text:p>
      <text:p text:style-name="P8">- [<text:span text:style-name="T2">5</text:span>, <text:span text:style-name="T2">6</text:span>, <text:span text:style-name="T2">2</text:span>]</text:p>
      <text:p text:style-name="P8">- [<text:span text:style-name="T2">6</text:span>, <text:span text:style-name="T2">7</text:span>, <text:span text:style-name="T2">2</text:span>]</text:p>
      <text:p text:style-name="P8">- [<text:span text:style-name="T2">4</text:span>, <text:span text:style-name="T2">8</text:span>, <text:span text:style-name="T2">2</text:span>]</text:p>
      <text:p text:style-name="P8">- [<text:span text:style-name="T2">8</text:span>, <text:span text:style-name="T2">9</text:span>, <text:span text:style-name="T2">2</text:span>]</text:p>
      <text:p text:style-name="P8">- [<text:span text:style-name="T2">9</text:span>, <text:span text:style-name="T2">10</text:span>, <text:span text:style-name="T2">2</text:span>]</text:p>
      <text:p text:style-name="P8">- [<text:span text:style-name="T2">10</text:span>, <text:span text:style-name="T2">11</text:span>, <text:span text:style-name="T2">2</text:span>]</text:p>
      <text:p text:style-name="P9"/>
      <text:p text:style-name="P1">二、信标搭建和测试</text:p>
      <text:p text:style-name="P15">声学信标采用<text:span text:style-name="T10">Marvelmind声学定位信标 ，一套共有5个信标，加1个路由器。路由器需要插在笔记本上，打开Dashboard配套软件 。(Dashboard软件可以去Marvelmind官网下载)。信标分为固定信标和移动信标 ，固定信标最少需要3个，最多 4个，固定在场地四周 ，放置在高处，避免干扰。</text:span></text:p>
      <text:p text:style-name="P15"><text:span text:style-name="T10">移动信标用来进行小车的跟踪。</text:span></text:p>
      <text:p text:style-name="P15">信标打开 <text:span text:style-name="T10">：信标上有两个拨片1、2，1在下，2往上拨，绿灯亮就是打开</text:span></text:p>
      <text:p text:style-name="P15">软件使用<text:span text:style-name="T11">：每个信标有对应的编号 ，比如我们使用的编号分别为36、42、62、115、136（移动信标）。在信标打开之后，在软件 中双击对应的标号连接上，第一个连接的点为坐标系 原点（0，0），第二个点与第一个点组成X轴，第三个 点与第一个点组成Y轴，第四个点用于提高整体精度。</text:span></text:p>
      <text:p text:style-name="P15"><text:s/>遇事不决热插拔，<text:span text:style-name="T11">UI界面出现 no data，可以把数据线拔了重新连接。</text:span></text:p>
      <text:p text:style-name="P15">充电：micro <text:span text:style-name="T11">USB充电线，红色正在充电，不亮表示充满了</text:span></text:p>
      <text:p text:style-name="P15">地图构建完成之后 ，点击freeze map，冻结地图</text:p>
      <text:p text:style-name="P1">三、标定信标</text:p>
      <text:p text:style-name="P16"><text:soft-page-break/><text:span text:style-name="T9"><text:tab/></text:span><text:span text:style-name="T4">在navigation_</text:span><text:span text:style-name="T6">node.h 文件中，将信标坐标系下的点坐标和这个点在EDU坐标系下的坐标一一对应输入到addcalibration_point函数中去。(EDU下的坐标，可以在构建完全局地图后，将车开到地图中的位置，在命令行中查看</text:span><text:span text:style-name="T7">。</text:span><text:span text:style-name="T6">信标的坐标，在部署完成后，也可以在命令行中查看</text:span><text:span text:style-name="T7">。</text:span><text:span text:style-name="T6">)</text:span></text:p>
      <text:p text:style-name="P1">四、启动测试</text:p>
      <text:p text:style-name="P4"><text:s text:c="8"/>为了便于启动我们写了一系列脚本，具体如下：</text:p>
      <text:p text:style-name="P6">4.1bunker底盘</text:p>
      <text:p text:style-name="P10">通过cantoUSB连接，被主机识别为can口，start_bunker.sh是带避障的模式，必须启动yolo.sh，yolo发布/cmd_vel_safe。</text:p>
      <text:p text:style-name="P5"><text:s/><text:span text:style-name="T3">start_bunker_novis.sh是无避障，不需要启动Yolo.sh，小车接受/cmd_vel</text:span></text:p>
      <text:p text:style-name="P11">点击启动或者在此路径的命令行 ./<text:span text:style-name="T3">start_bunker_novis.sh</text:span></text:p>
      <text:p text:style-name="P12">4.2&amp;4.3 imu和RTK</text:p>
      <text:p text:style-name="P12">IMU和RTK的端口总是互换，和插入顺序有关。分别是/dev/ttyUSB1和/dev/ttyUSB0。 </text:p>
      <text:p text:style-name="P12"/>
      <text:p text:style-name="P14">先是给两个端口权限 sudo chmod 777 <text:span text:style-name="T5">/dev/ttyUSB1和 </text:span>sudo chmod 777 <text:span text:style-name="T5">/dev/ttyUSB</text:span><text:span text:style-name="T4">0</text:span></text:p>
      <text:p text:style-name="P14"><text:span text:style-name="T4">可以用cutecom检测ttyUSB0输出，并以此判断哪个是imu和RTK</text:span></text:p>
      <text:p text:style-name="P14"><text:span text:style-name="T4"/></text:p>
      <text:p text:style-name="P14"><text:span text:style-name="T4">如果IMU是USB0 则 start_imu0.sh 和start_rtk1.sh，反之亦然。</text:span></text:p>
      <text:p text:style-name="P14"><text:span text:style-name="T4">可通过rostopic echo </text:span><text:span text:style-name="T8">fix 检测rtk信号 ，rostopic echo <text:s/>/imu/data检测imu信号。</text:span></text:p>
      <text:p text:style-name="P14"><text:span text:style-name="T8">4.4 启动相机</text:span></text:p>
      <text:p text:style-name="P14"><text:span text:style-name="T8">./start_camera.sh即可</text:span></text:p>
      <text:p text:style-name="P14"><text:span text:style-name="T8">然后在Visual_part里 ./start_Yolo.sh</text:span></text:p>
      <text:p text:style-name="P14"><text:span text:style-name="T8"/></text:p>
      <text:p text:style-name="P14"><text:span text:style-name="T8">4.5 启动信标</text:span></text:p>
      <text:p text:style-name="P14"><text:span text:style-name="T8"/></text:p>
      <text:p text:style-name="P14"><text:span text:style-name="T8">4.6 启动导航</text:span></text:p>
      <text:p text:style-name="P14"><text:span text:style-name="T8"/></text:p>
      <text:p text:style-name="P14"><text:span text:style-name="T8">分为跟随和不跟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5T22:11:02.488834339</meta:creation-date>
    <meta:generator>LibreOffice/6.4.7.2$Linux_X86_64 LibreOffice_project/40$Build-2</meta:generator>
    <dc:date>2025-09-05T23:17:40.469853626</dc:date>
    <meta:editing-duration>PT25M30S</meta:editing-duration>
    <meta:editing-cycles>6</meta:editing-cycles>
    <meta:document-statistic meta:table-count="0" meta:image-count="0" meta:object-count="0" meta:page-count="2" meta:paragraph-count="53" meta:word-count="841" meta:character-count="1613" meta:non-whitespace-character-count="1509"/>
  </office:meta>
</office:document-meta>
</file>